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fo:language="gl" fo:country="ES"/>
    </style:style>
    <style:style style:name="P2" style:family="paragraph" style:parent-style-name="Standard">
      <style:paragraph-properties fo:text-align="start" style:justify-single-word="false"/>
      <style:text-properties fo:language="gl" fo:country="ES" style:font-size-asian="10.5pt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size="10pt" fo:language="gl" fo:country="ES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fo:language="gl" fo:country="ES" style:font-size-asian="10pt" style:font-size-complex="10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or que me debería preocupar pola cor do garaxe da bicicleta? </text:h>
      <text:p text:style-name="P2"/>
      <text:p text:style-name="P2">O certo é que non deberías. Seguro que tes mellores cousas coas que perder o tempo. </text:p>
      <text:p text:style-name="P2"/>
      <text:p text:style-name="P2">O famoso artigo de Poul Henning Kamp sobre "o garaxe da bicicleta" (un resumo do mesmo pode atoparse no <text:span text:style-name="T1">Capítulo 6 Comunicacións</text:span>) é unha excelente disquisición sobre o que acostuma a ir mal nas conversas en listas de correo. O texto completo é reproducido aquí co seu permiso. A URL orixinal é <text:s/><text:a xlink:type="simple" xlink:href="http://www.freebsd.org/cgi/getmsg.cgi?fetch=506636+517178+/usr/local/www/db/text/1999/freebsd-hackers/19991003.freebsd-hackers">http://www.freebsd.org/cgi/getmsg.cgi?fetch=506636+517178+/usr/local/www/db/text/1999/freebsd-hackers/19991003.freebsd-hackers</text:a> (para unha ligazón máis sinxela, tamén o podes atopar en <text:a xlink:type="simple" xlink:href="http://bikeshed.com/">http://bikeshed.com</text:a>)</text:p>
      <text:p text:style-name="P2"/>
      <text:p text:style-name="P3">Asunto: A cor do garaxe da bicicleta (calquera que for a súa cor) na herba máis verde... </text:p>
      <text:p text:style-name="P3">De: Poul-Henning Kamp &lt;phk@freebsd.org&gt; </text:p>
      <text:p text:style-name="P3">Data: sab, 02 out 1999 16:14:10 +0200 </text:p>
      <text:p text:style-name="P3">ID da mensaxe: &lt;18238.938873650@critter.freebsd.dk&gt;</text:p>
      <text:p text:style-name="P3">Remitente: phk@critter.freebsd.dk </text:p>
      <text:p text:style-name="P3">Copia oculta: Blind Distribution List: ; </text:p>
      <text:p text:style-name="P3">MIME-Version: 1.0 </text:p>
      <text:p text:style-name="P3"/>
      <text:p text:style-name="P3">[bcc'ed to committers, hackers] </text:p>
      <text:p text:style-name="P3"/>
      <text:p text:style-name="P3">O meu último panfleto tivo unha acollida o bastante boa como para non ter medo de enviar outro, e hoxe teño tempo e motivación para facelo </text:p>
      <text:p text:style-name="P3"/>
      <text:p text:style-name="P3">Non foi fácil decidir a quen enviar este tipo de mensaxes, nesta ocasión vai con copia oculta para committers e hackers, que é probablemente o mellor que podo facer... Eu non estou subscrito a hackers mais xa falarei sobre isto despois. </text:p>
      <text:p text:style-name="P3"/>
      <text:p text:style-name="P3">O que me provocou nesta ocasión foi o fío "debería sleep(1) admitir </text:p>
      <text:p text:style-name="P3">segundos fraccionarios", que xa leva amolando tempo de abondo, probablemente un par semanas xa, mais nin sequera me vou molestar en comprobalo. </text:p>
      <text:p text:style-name="P3"><text:s/></text:p>
      <text:p text:style-name="P3">Para aqueles que non seguísedes ese fío en particular: parabéns </text:p>
      <text:p text:style-name="P3"/>
      <text:p text:style-name="P3">Era unha proposta para que sleep(1) "fixera o correcto" se se lle pasaba un argumento non enteiro que prendese a mecha deste problema. Non vou dicir nada máis ao respecto, porque é un asunto moito menos importante do que un podería esperarse dada a lonxitude do fío e xa recibiu moita máis atención que algúns dos *problemas* que temos por aquí. </text:p>
      <text:p text:style-name="P3"/>
      <text:p text:style-name="P3">A saga do "sleep"(1) é o exemplo máis patente dunha típica "discusión sobre o garaxe da bicicleta" que vin en FreeBSD. A proposta estaba ben pensada, gañariamos compatibilidade con OpenBSD e NetBSD e, porén, seguiriamos tendo compatibilidade con calquera código que xa estivese escrito. </text:p>
      <text:p text:style-name="P3"/>
      <text:p text:style-name="P3">Mais foron formuladas e enviadas tantas obxeccións, propostas e mudanzas que <text:s text:c="2"/>un podería pensar que a mudanza acabaría cos buracos do queixo suízo, ou que <text:s/>mudaría o sabor da Coca Cola ou que atinxiría algo de igual magnitude. </text:p>
      <text:p text:style-name="P3"/>
      <text:p text:style-name="P3">"De que vai esta discusión sobre a cor do garaxe?", preguntástesme algúns. </text:p>
      <text:p text:style-name="P3"/>
      <text:p text:style-name="P3">É unha longa historia, ou mellor dito, unha vella historia que en realidade é bastante curta. C. Northcote Parkinson escribiu un libro a principios dos <text:soft-page-break/>anos 60 chamado "As leis de Parkinson" que afonda nas dinámicas da xestión. </text:p>
      <text:p text:style-name="P3"/>
      <text:p text:style-name="P3">Podedes atopalo en Amazon, e talvez na biblioteca dos vosos pais. Está ben de prezo e lese rápido. Se che gusta Dilbert, gustarache Parkinson. </text:p>
      <text:p text:style-name="P3"/>
      <text:p text:style-name="P3">Alguén díxome hai pouco que o leu e que se decatou de que soamente máis ou menos 50% era aplicable hoxe en día. Iso é asombroso, diría eu, a maioría <text:s/>dos libros de xestión modernos teñen porcentaxes de acerto moi por debaixo <text:s/>diso, e este ten máis de 35 anos. </text:p>
      <text:p text:style-name="P3"/>
      <text:p text:style-name="P3">No exemplo concreto referido ao garaxe da bicicleta, o outro compoñente <text:s/>vital é una central nuclear, supoño que isto dá unha idea da antigüidade do libro. </text:p>
      <text:p text:style-name="P3"><text:s/></text:p>
      <text:p text:style-name="P3">Parkinson mostra como podes falar cun consello directivo e conseguir que <text:s/>aproben a construción dunha central nuclear de centos, mesmo de miles de millóns, mais se o que queres é construír un garaxe veraste enredado nunha discusión sen fin. </text:p>
      <text:p text:style-name="P3"/>
      <text:p text:style-name="P3">Parkinson explica que isto sucede porque unha central nuclear é tan enorme, <text:s/>cara e complicada que fica fóra da capacidade de comprensión da xente, <text:s/>e en lugar de tentaren entender o asunto dan por sentado que alguén xa revisou todos os detalles con anterioridade. </text:p>
      <text:p text:style-name="P3">Richard P. Feynman dá unha serie de exemplos referidos a "Los Álamos" nos seus libros, exemplos máis interesantes e máis relacionados co tema. </text:p>
      <text:p text:style-name="P3"/>
      <text:p text:style-name="P3">Por outra banda temos o garaxe da bicicleta. Calquera pode construír un destes nun fin de semana e aínda vai ter tempo para ver o partido na TV. Xa que logo, non importa se a túa proposta é razoable ou está ben preparada, alguén aproveitará a oportunidade para demostrar que está facendo o seu traballo, que está prestando atención, que está *presente*. </text:p>
      <text:p text:style-name="P3"/>
      <text:p text:style-name="P3">En Dinamarca chamámolo "deixar a túa pegada". É unha cuestión de orgullo persoal e prestixio, de poder sinalar algo e dicir, "Ei, *eu* fixen iso" É un <text:s/>trazo moi marcado nos políticos, e presente na maioría da xente cando aparece a oportunidade. Non tedes máis que pensar nas pegadas no cemento fresco. </text:p>
      <text:p text:style-name="P3"/>
      <text:p text:style-name="P3">Sinto moito respecto por quen fixo a proposta inicial, porque se mantivo firme embora todo o que choveu sobre el, conseguindo que mudanza sexa hoxe unha realidade no noso código. </text:p>
      <text:p text:style-name="P3"/>
      <text:p text:style-name="P3">E isto lévame, como prometín antes, a explicar por que non estou subscrito a hackers: </text:p>
      <text:p text:style-name="P3"/>
      <text:p text:style-name="P3">Deime de baixa de hackers hai varios anos porque o número de correos non me <text:s/>permitía manterme ao día. Desde entón deixei varias listas máis pola mesma <text:s/>razón. </text:p>
      <text:p text:style-name="P3"><text:s/></text:p>
      <text:p text:style-name="P3">E, porén, recibo unha morea de correo. Unha gran parte é encamiñado directamente a /dev/null por medio de filtros: Xente como [omitido] nunca terá acceso á miña pantalla, así como commits a documentos en linguaxes que non entendo, ou commits a ports que non me interesan. Todo isto, e máis, vai parar ao fondo do caixón sen que chegue a saber que existen. </text:p>
      <text:p text:style-name="P3"/>
      <text:p text:style-name="P3">Mais a pesar desta trituradora sigo a recibir demasiadas mensaxes na miña caixa de correo. </text:p>
      <text:p text:style-name="P3"/>
      <text:p text:style-name="P3">E aquí é onde comeza o que quería dicir. </text:p>
      <text:p text:style-name="P3"/>
      <text:p text:style-name="P3"><text:soft-page-break/>Oxalá puideramos diminuír o ruído nas nosas listas, e oxalá puideramos deixar a xente construíren un garaxe de cando en vez, e non me importaría de que cor o pintasen. </text:p>
      <text:p text:style-name="P3"/>
      <text:p text:style-name="P3">O primeiro destes desexos é sermos cívicos, sensibles e intelixentes no uso do correo electrónico. </text:p>
      <text:p text:style-name="P3"/>
      <text:p text:style-name="P3">Se eu puidese, de forma concisa e precisa, establecer un conxunto de criterios de cando se debe e cando non se debe responder a un correo electrónico que todos acordaran e respectaran, sería feliz, mais son demasiado intelixente sequera para intentalo. </text:p>
      <text:p text:style-name="P3"/>
      <text:p text:style-name="P3">Mais permitídeme suxerir algunhas xanelas emerxentes que me gustaría que os clientes de correo lanzasen sempre que alguén enviara ou respondera un email a unha lista de correo á que estiver subscrito. </text:p>
      <text:p text:style-name="P3"/>
      <text:p text:style-name="P3"><text:s text:c="6"/>+------------------------------------------------------------+ </text:p>
      <text:p text:style-name="P3"><text:s text:c="6"/>| O seu email está a punto de ser enviado a centos de <text:s text:c="3"/><text:tab/> <text:s/>| </text:p>
      <text:p text:style-name="P3"><text:s text:c="6"/>| miles de persoas, que terán que perder polo menos 10 <text:s text:c="6"/>| </text:p>
      <text:p text:style-name="P3"><text:s text:c="6"/>| segundos para decidir se é . Polo menos dúas semanas de <text:s text:c="3"/>|</text:p>
      <text:p text:style-name="P3"><text:tab/>| traballo vanse perder en ler o seu correo. Moitos dos <text:tab/> <text:s/>|</text:p>
      <text:p text:style-name="P3"><text:tab/>| receptores terán que pagar para descarregar o seu correo <text:s text:c="2"/>| </text:p>
      <text:p text:style-name="P3"><text:s text:c="6"/>| <text:s text:c="59"/>| </text:p>
      <text:p text:style-name="P3"><text:s text:c="6"/>| Está absolutamente seguro de que o seu correo electrónico é| </text:p>
      <text:p text:style-name="P3"><text:s text:c="6"/>| suficientemente importante como para molestar a todas esas | </text:p>
      <text:p text:style-name="P3"><text:s text:c="6"/>| persoas? <text:s text:c="50"/>| </text:p>
      <text:p text:style-name="P3"><text:s text:c="6"/>| <text:s text:c="59"/>| </text:p>
      <text:p text:style-name="P3"><text:s text:c="6"/>| <text:s text:c="14"/>[Si] [Revisar] [Cancelar] <text:s text:c="19"/>| </text:p>
      <text:p text:style-name="P3"><text:s text:c="6"/>+------------------------------------------------------------+ </text:p>
      <text:p text:style-name="P3"/>
      <text:p text:style-name="P3"/>
      <text:p text:style-name="P3"><text:s text:c="6"/>+------------------------------------------------------------+ </text:p>
      <text:p text:style-name="P3"><text:s text:c="6"/>| Aviso: aínda non leu todos os correos deste fío. Pode que <text:s/>| </text:p>
      <text:p text:style-name="P3"><text:s text:c="6"/>| alguén xa dixera o que vostede está a piques de <text:s text:c="7"/><text:tab/> <text:s/>| </text:p>
      <text:p text:style-name="P3"><text:s text:c="6"/>| escribir. Pór favor, lea todo o fío antes de responder a <text:s text:c="2"/>| </text:p>
      <text:p text:style-name="P3"><text:s text:c="6"/>| unha mensaxe do mesmo <text:s text:c="37"/>| </text:p>
      <text:p text:style-name="P3"><text:s text:c="6"/>| <text:s text:c="21"/>[Cancelar] <text:s text:c="27"/>| </text:p>
      <text:p text:style-name="P3"><text:s text:c="6"/>+------------------------------------------------------------+ </text:p>
      <text:p text:style-name="P3"/>
      <text:p text:style-name="P3"/>
      <text:p text:style-name="P3"><text:s text:c="6"/>+------------------------------------------------------------+ </text:p>
      <text:p text:style-name="P3"><text:s text:c="6"/>| Aviso: O seu cliente de correo aínda non mostrou a mensaxe | </text:p>
      <text:p text:style-name="P3"><text:s text:c="6"/>| enteira. Loxicamente, pódese deducir que probablemente <text:tab/> <text:s/>|</text:p>
      <text:p text:style-name="P3"><text:s text:c="6"/>| vostede non o leu de principio a fin e o comprendeu <text:s text:c="7"/>| </text:p>
      <text:p text:style-name="P3"><text:s text:c="6"/>| <text:s text:c="59"/>| </text:p>
      <text:p text:style-name="P3"><text:s text:c="6"/>| Non é de boa educación responder a un correo ata que non o |</text:p>
      <text:p text:style-name="P4"><text:tab/> <text:s text:c="5"/>| lea enteiro e reflexione <text:s text:c="34"/>| <text:s text:c="7"/><text:tab/> <text:s text:c="5"/><text:tab/> <text:s text:c="5"/>| <text:s text:c="59"/>| </text:p>
      <text:p text:style-name="P3"><text:s text:c="6"/>| Un temporizador vai impedir que <text:s/>responda a calquera <text:tab/> <text:s/>|</text:p>
      <text:p text:style-name="P3"><text:s text:c="6"/>| correo deste fío durante a próxima hora <text:s text:c="5"/><text:tab/><text:tab/><text:tab/> <text:s/>| </text:p>
      <text:p text:style-name="P3"><text:s text:c="6"/>| <text:s text:c="59"/>| </text:p>
      <text:p text:style-name="P3"><text:s text:c="6"/>| <text:s text:c="21"/>[Cancelar] <text:s text:c="27"/>| </text:p>
      <text:p text:style-name="P3"><text:s text:c="6"/>+------------------------------------------------------------+ </text:p>
      <text:p text:style-name="P3"/>
      <text:p text:style-name="P3"><text:s/></text:p>
      <text:p text:style-name="P3"><text:s text:c="6"/>+------------------------------------------------------------+ </text:p>
      <text:p text:style-name="P3"><text:s text:c="6"/>| Escribiu este correo a un ritmo superior a N.NN ppm <text:s text:c="7"/>| </text:p>
      <text:p text:style-name="P3"><text:s text:c="6"/>| Xeralmente non é posible pensar e teclear a un ritmo <text:s text:c="6"/>| </text:p>
      <text:p text:style-name="P3"><text:s text:c="6"/>| superior a A.AA ppm, e, polo tanto, é probable que a súa <text:s text:c="2"/>| </text:p>
      <text:p text:style-name="P3"><text:soft-page-break/><text:s text:c="6"/>| resposta sexa incoherente, estea mal pensada e/ou <text:tab/><text:tab/> <text:s/>|</text:p>
      <text:p text:style-name="P3"><text:s text:c="6"/>| sexa emocional <text:s text:c="5"/><text:tab/><text:tab/><text:tab/><text:tab/><text:tab/><text:tab/><text:tab/> <text:s/>| </text:p>
      <text:p text:style-name="P3"><text:s text:c="6"/>| <text:s text:c="59"/>| </text:p>
      <text:p text:style-name="P3"><text:s text:c="6"/>| Un temporizador impediralle o envío de calquera <text:s/><text:tab/><text:tab/> <text:s/>| </text:p>
      <text:p text:style-name="P3"><text:s text:c="6"/>| correo durante a seguinte hora <text:s text:c="28"/>| </text:p>
      <text:p text:style-name="P3"><text:s text:c="6"/>| <text:s text:c="59"/>| </text:p>
      <text:p text:style-name="P3"><text:s text:c="6"/>| <text:s text:c="18"/>[Cancelar] <text:s text:c="30"/>| </text:p>
      <text:p text:style-name="P3"><text:s text:c="6"/>+------------------------------------------------------------+ </text:p>
      <text:p text:style-name="P3"/>
      <text:p text:style-name="P3">A segunda parte do meu desexo é máis emocional. Obviamente, nunca fixemos uso das capacidades que mostramos no desagradable debate sobre sleep(1) para tomarmos esta pequena iniciativa, a pesar dos moitos anos que leva no proxecto. Entón, por que se enfadan de súpeto cando alguén con moita menos experiencia trata agora de solucionalo? </text:p>
      <text:p text:style-name="P3"/>
      <text:p text:style-name="P3">Ogallá o soubera </text:p>
      <text:p text:style-name="P3"/>
      <text:p text:style-name="P3">Sei que o meu razoamento non poderá impedir este "conservadorismo reaccionario". Talvez esas persoas estean frustradas porque non fixeron contribucións tanxibles recentemente, ou pode tratarse dun caso grave de"estamos vellos e de mal humor, NÓS sabemos como se ten que comportar a xuventude". </text:p>
      <text:p text:style-name="P3"/>
      <text:p text:style-name="P3">De calquera xeito, é algo moi improdutivo para o proxecto, mais non teño suxestións de como paralo. O mellor que podo suxerir é que vos absteñades de alimentar os monstros que espreitan nas listas de correo: ignorádeos, non lles respondades, esquecede que están aí. </text:p>
      <text:p text:style-name="P3"/>
      <text:p text:style-name="P3">Espero que poidamos ter unha base máis forte e máis ampla de colaboradores en <text:s/>FreeBSD, e espero que xuntos poidamos impedir que os vellos rosmóns e os [omitido]do mundo lles dean tralla e os asusten antes que poidan pór un pe no chan.</text:p>
      <text:p text:style-name="P3"/>
      <text:p text:style-name="P3">Para as persoas que estiveron á espreita, temorosos de colaboraren por culpa das gárgolas: soamente podo pedirvos desculpas e animarvos a participardes de todas maneiras. Este non é o ambiente que quero para o proxecto. </text:p>
      <text:p text:style-name="P3"/>
      <text:p text:style-name="P3">Poul-Hen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  <dc:date>2010-11-14T11:55:34.06</dc:date>
    <dc:creator>Roberto Vieito</dc:creator>
    <meta:editing-duration>PT00H16M16S</meta:editing-duration>
    <meta:editing-cycles>9</meta:editing-cycles>
    <meta:document-statistic meta:table-count="0" meta:image-count="0" meta:object-count="0" meta:page-count="4" meta:paragraph-count="94" meta:word-count="1576" meta:character-count="10734"/>
  </office:meta>
</office:document-meta>
</file>